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211" officeooo:paragraph-rsid="0013b211"/>
    </style:style>
    <style:style style:name="P2" style:family="paragraph" style:parent-style-name="Standard">
      <style:text-properties fo:font-weight="bold" officeooo:rsid="0013b211" officeooo:paragraph-rsid="0013b211" style:font-weight-asian="bold" style:font-weight-complex="bold"/>
    </style:style>
    <style:style style:name="P3" style:family="paragraph" style:parent-style-name="Standard">
      <style:text-properties fo:font-weight="normal" officeooo:rsid="0013b211" officeooo:paragraph-rsid="0013b211" style:font-weight-asian="normal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weight="bold" officeooo:rsid="0013b211" officeooo:paragraph-rsid="0013b211" style:font-weight-asian="bold" style:font-weight-complex="bold"/>
    </style:style>
    <style:style style:name="P7" style:family="paragraph" style:parent-style-name="Text_20_body">
      <style:text-properties officeooo:paragraph-rsid="0013b211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3b211" officeooo:paragraph-rsid="0013b211"/>
    </style:style>
    <style:style style:name="P9" style:family="paragraph" style:parent-style-name="Text_20_body">
      <style:text-properties fo:font-weight="normal" officeooo:rsid="0013b211" officeooo:paragraph-rsid="0013b21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b21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eading: </text:span>task 01-Troubleshooting network</text:p>
      <text:p text:style-name="P2">Approach: <text:span text:style-name="T2">check each and every line of the network and the the switchport protocols</text:span></text:p>
      <text:p text:style-name="P2">Solution: </text:p>
      <text:p text:style-name="P2"><text:span text:style-name="T2">Fixing the trunking portion of the switch:</text:span></text:p>
      <text:p text:style-name="P2">Admin switch:</text:p>
      <text:p text:style-name="P7"><text:span text:style-name="T3">Switch(config)#interface gig0/2</text:span></text:p>
      <text:p text:style-name="P7">Switch(config-if)#switchport mode trunk</text:p>
      <text:p text:style-name="P4"/>
      <text:p text:style-name="P6">Senior switch:</text:p>
      <text:p text:style-name="P8">Switch(config)#interface gig0/1</text:p>
      <text:p text:style-name="P5">Switch(config-if)#switchport mode trunk</text:p>
      <text:p text:style-name="P4"/>
      <text:p text:style-name="P6">Junior Switch:</text:p>
      <text:p text:style-name="P8">Switch(config)#interface gig0/2</text:p>
      <text:p text:style-name="P5">Switch(config-if)#switchport mode trunk</text:p>
      <text:p text:style-name="P8"/>
      <text:p text:style-name="P6">Fresher switch:</text:p>
      <text:p text:style-name="P8">Switch(config)#interface gig0/1</text:p>
      <text:p text:style-name="P5">Switch(config-if)#switchport mode trunk</text:p>
      <text:p text:style-name="P8">Switch(config)#interface gig0/2</text:p>
      <text:p text:style-name="P5">Switch(config-if)#switchport mode trunk</text:p>
      <text:p text:style-name="P8"/>
      <text:p text:style-name="P2"><text:span text:style-name="T2">Now we fix the vlan access of every device connected to the switches.</text:span></text:p>
      <text:p text:style-name="P2"><text:span text:style-name="T2"/></text:p>
      <text:p text:style-name="P2">Admin switch:</text:p>
      <text:p text:style-name="P9">Switch(config)#interface fa0/1</text:p>
      <text:p text:style-name="P5">Switch(config-if)#switchport mode access</text:p>
      <text:p text:style-name="P5">Switch(config-if)#switchport access vlan 1</text:p>
      <text:p text:style-name="P5">Switch(config-if)#exit</text:p>
      <text:p text:style-name="P3"/>
      <text:p text:style-name="P3"/>
      <text:p text:style-name="P2">Senior Switch:</text:p>
      <text:p text:style-name="P9">Switch(config)#interface fa0/5</text:p>
      <text:p text:style-name="P5">Switch(config-if)#switchport mode access </text:p>
      <text:p text:style-name="P5">Switch(config-if)#switchport access vlan 1</text:p>
      <text:p text:style-name="P5">Switch(config-if)#no shutdown exit</text:p>
      <text:p text:style-name="P5">Switch(config-if)#exit</text:p>
      <text:p text:style-name="P5">Switch(config)#interface fa0/6</text:p>
      <text:p text:style-name="P5">Switch(config-if)#switchport mode access</text:p>
      <text:p text:style-name="P5">Switch(config-if)#switchport access vlan 1</text:p>
      <text:p text:style-name="P5"><text:soft-page-break/>Switch(config-if)#exit</text:p>
      <text:p text:style-name="P5">Switch(config)#interface fa0/3</text:p>
      <text:p text:style-name="P5">Switch(config-if)#switchport mode access</text:p>
      <text:p text:style-name="P5">Switch(config-if)#switchport access vlan 2</text:p>
      <text:p text:style-name="P5">% Access VLAN does not exist. Creating vlan 2</text:p>
      <text:p text:style-name="P5">Switch(config-if)#</text:p>
      <text:p text:style-name="P5">%LINK-5-CHANGED: Interface Vlan2, changed state to up</text:p>
      <text:p text:style-name="P4"/>
      <text:p text:style-name="P5">%LINEPROTO-5-UPDOWN: Line protocol on Interface Vlan2, changed state to up</text:p>
      <text:p text:style-name="P4"/>
      <text:p text:style-name="P5">Switch(config-if)#exit</text:p>
      <text:p text:style-name="P5">Switch(config)#interface fa0/4</text:p>
      <text:p text:style-name="P5">Switch(config-if)#switchport mode access</text:p>
      <text:p text:style-name="P5">Switch(config-if)#switchport access vlan 2</text:p>
      <text:p text:style-name="P5">Switch(config-if)#exit</text:p>
      <text:p text:style-name="P5">Switch(config)#interface fa0/1</text:p>
      <text:p text:style-name="P5">Switch(config-if)#switchport mode access</text:p>
      <text:p text:style-name="P5">Switch(config-if)#switchport access vlan 3</text:p>
      <text:p text:style-name="P5">Switch(config-if)#exit</text:p>
      <text:p text:style-name="P9">Switch(config)#interface fa0/2</text:p>
      <text:p text:style-name="P5">Switch(config-if)#switchport mode access</text:p>
      <text:p text:style-name="P5">Switch(config-if)#switchport access vlan 3</text:p>
      <text:p text:style-name="P5">Switch(config-if)#exit</text:p>
      <text:p text:style-name="P3"/>
      <text:p text:style-name="P2">Fresher Switch:</text:p>
      <text:p text:style-name="P9">Switch(config)#interface fa0/5</text:p>
      <text:p text:style-name="P5">Switch(config-if)#switchport mode access</text:p>
      <text:p text:style-name="P5">Switch(config-if)#switchport access vlan 1</text:p>
      <text:p text:style-name="P5">Switch(config-if)#exit</text:p>
      <text:p text:style-name="P5">Switch(config)#interface fa0/6</text:p>
      <text:p text:style-name="P5">Switch(config-if)#switchport mode access</text:p>
      <text:p text:style-name="P5">Switch(config-if)#switchport access vlan 1</text:p>
      <text:p text:style-name="P5">Switch(config-if)#exit</text:p>
      <text:p text:style-name="P5">Switch(config)#interface fa0/4</text:p>
      <text:p text:style-name="P5">Switch(config-if)#switchport mode access</text:p>
      <text:p text:style-name="P5">Switch(config-if)#switchport access vlan 2</text:p>
      <text:p text:style-name="P5">% Access VLAN does not exist. Creating vlan 2</text:p>
      <text:p text:style-name="P5">Switch(config-if)#</text:p>
      <text:p text:style-name="P5">%LINK-5-CHANGED: Interface Vlan2, changed state to up</text:p>
      <text:p text:style-name="P4"/>
      <text:p text:style-name="P5">%LINEPROTO-5-UPDOWN: Line protocol on Interface Vlan2, changed state to up</text:p>
      <text:p text:style-name="P4"/>
      <text:p text:style-name="P5">Switch(config-if)#exit</text:p>
      <text:p text:style-name="P5"><text:soft-page-break/>Switch(config)#interface fa0/3</text:p>
      <text:p text:style-name="P5">Switch(config-if)#switchport mode access</text:p>
      <text:p text:style-name="P5">Switch(config-if)#switchport access vlan 2</text:p>
      <text:p text:style-name="P5">Switch(config-if)#exit</text:p>
      <text:p text:style-name="P5">Switch(config)#interface fa0/2</text:p>
      <text:p text:style-name="P5">Switch(config-if)#switchport mode access</text:p>
      <text:p text:style-name="P5">Switch(config-if)#switchport access vlan 3</text:p>
      <text:p text:style-name="P5">Switch(config-if)#exit</text:p>
      <text:p text:style-name="P5">Switch(config)#interface fa0/1</text:p>
      <text:p text:style-name="P5">Switch(config-if)#switchport mode access</text:p>
      <text:p text:style-name="P5">Switch(config-if)#switchport access vlan 3</text:p>
      <text:p text:style-name="P5">Switch(config-if)#exit</text:p>
      <text:p text:style-name="P3"/>
      <text:p text:style-name="P2">Junior switch:</text:p>
      <text:p text:style-name="P9">Switch(config)#interface fa0/2</text:p>
      <text:p text:style-name="P5">Switch(config-if)#switchport mode access</text:p>
      <text:p text:style-name="P5">Switch(config-if)#switchport access vlan 1</text:p>
      <text:p text:style-name="P5">Switch(config-if)#exit</text:p>
      <text:p text:style-name="P5">Switch(config)#interface fa0/3</text:p>
      <text:p text:style-name="P5">Switch(config-if)#switchport mode access </text:p>
      <text:p text:style-name="P5">Switch(config-if)#switchport access vlan 2</text:p>
      <text:p text:style-name="P5">Switch(config-if)#exit</text:p>
      <text:p text:style-name="P5">Switch(config)#interface fa0/1</text:p>
      <text:p text:style-name="P5">Switch(config-if)#switchport mode access </text:p>
      <text:p text:style-name="P5">Switch(config-if)#switchport access vlan 3</text:p>
      <text:p text:style-name="P5">% Access VLAN does not exist. Creating vlan 3</text:p>
      <text:p text:style-name="P5">Switch(config-if)#</text:p>
      <text:p text:style-name="P5">%LINK-5-CHANGED: Interface Vlan3, changed state to up</text:p>
      <text:p text:style-name="P4"/>
      <text:p text:style-name="P5">%LINEPROTO-5-UPDOWN: Line protocol on Interface Vlan3, changed state to up</text:p>
      <text:p text:style-name="P4"/>
      <text:p text:style-name="P5">Switch(config-if)#end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22:43:36.017000000</meta:creation-date>
    <dc:date>2024-03-11T22:55:24.789000000</dc:date>
    <meta:editing-duration>PT11M49S</meta:editing-duration>
    <meta:editing-cycles>1</meta:editing-cycles>
    <meta:document-statistic meta:table-count="0" meta:image-count="0" meta:object-count="0" meta:page-count="3" meta:paragraph-count="100" meta:word-count="324" meta:character-count="3456" meta:non-whitespace-character-count="3228"/>
    <meta:generator>LibreOffice/7.6.2.1$Windows_X86_64 LibreOffice_project/56f7684011345957bbf33a7ee678afaf4d2ba333</meta:generator>
  </office:meta>
</office:document-meta>
</file>